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Curier new" svg:font-family="'C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New" officeooo:rsid="00206d8a" officeooo:paragraph-rsid="00206d8a"/>
    </style:style>
    <style:style style:name="P2" style:family="paragraph" style:parent-style-name="Standard">
      <style:paragraph-properties fo:text-align="center" style:justify-single-word="false"/>
      <style:text-properties style:font-name="Courier New" officeooo:rsid="00198bbd" officeooo:paragraph-rsid="00198bbd"/>
    </style:style>
    <style:style style:name="P3" style:family="paragraph" style:parent-style-name="Standard">
      <style:paragraph-properties fo:text-align="start" style:justify-single-word="false"/>
      <style:text-properties style:font-name="Courier New" officeooo:rsid="00198bbd" officeooo:paragraph-rsid="00198bbd"/>
    </style:style>
    <style:style style:name="P4" style:family="paragraph" style:parent-style-name="Standard">
      <style:paragraph-properties fo:text-align="start" style:justify-single-word="false"/>
      <style:text-properties style:font-name="Courier New" officeooo:rsid="001b23b5" officeooo:paragraph-rsid="001b23b5"/>
    </style:style>
    <style:style style:name="P5" style:family="paragraph" style:parent-style-name="Standard">
      <style:paragraph-properties fo:text-align="start" style:justify-single-word="false"/>
      <style:text-properties style:font-name="Courier New" officeooo:rsid="001bf0cc" officeooo:paragraph-rsid="001bf0cc"/>
    </style:style>
    <style:style style:name="P6" style:family="paragraph" style:parent-style-name="Standard">
      <style:paragraph-properties fo:text-align="start" style:justify-single-word="false"/>
      <style:text-properties style:font-name="Courier New" officeooo:rsid="001cf9cc" officeooo:paragraph-rsid="001cf9cc"/>
    </style:style>
    <style:style style:name="P7" style:family="paragraph" style:parent-style-name="Standard">
      <style:paragraph-properties fo:text-align="start" style:justify-single-word="false"/>
      <style:text-properties style:font-name="Courier New" officeooo:rsid="001ea7a4" officeooo:paragraph-rsid="001ea7a4"/>
    </style:style>
    <style:style style:name="P8" style:family="paragraph" style:parent-style-name="Standard">
      <style:paragraph-properties fo:text-align="start" style:justify-single-word="false"/>
      <style:text-properties style:font-name="Courier New" officeooo:rsid="00225175" officeooo:paragraph-rsid="00225175"/>
    </style:style>
    <style:style style:name="P9" style:family="paragraph" style:parent-style-name="Standard">
      <style:paragraph-properties fo:text-align="start" style:justify-single-word="false"/>
      <style:text-properties style:font-name="Courier New" officeooo:rsid="0022816e" officeooo:paragraph-rsid="0022816e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2321c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officeooo:rsid="002321ce" officeooo:paragraph-rsid="002321c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ourier New" officeooo:rsid="002321ce" officeooo:paragraph-rsid="002321ce"/>
    </style:style>
    <style:style style:name="P13" style:family="paragraph" style:parent-style-name="Standard">
      <style:paragraph-properties fo:text-align="start" style:justify-single-word="false"/>
      <style:text-properties style:font-name="Courier New" officeooo:rsid="00253514" officeooo:paragraph-rsid="00253514"/>
    </style:style>
    <style:style style:name="T1" style:family="text">
      <style:text-properties style:font-name="Courier New" officeooo:rsid="002321ce"/>
    </style:style>
    <style:style style:name="T2" style:family="text">
      <style:text-properties fo:font-variant="normal" fo:text-transform="none" fo:color="#1d2125" loext:opacity="100%" style:font-name="Courier new" fo:letter-spacing="normal" fo:font-style="normal" fo:font-weight="normal"/>
    </style:style>
    <style:style style:name="T3" style:family="text">
      <style:text-properties style:font-name="Courier new"/>
    </style:style>
    <style:style style:name="T4" style:family="text">
      <style:text-properties officeooo:rsid="0024304f"/>
    </style:style>
    <style:style style:name="T5" style:family="text">
      <style:text-properties officeooo:rsid="0024f3a7"/>
    </style:style>
    <style:style style:name="T6" style:family="text">
      <style:text-properties officeooo:rsid="002649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Ángel García Pérez <text:tab/><text:tab/><text:tab/><text:tab/><text:tab/><text:tab/> <text:s text:c="6"/>1ºDAW 24/25</text:p>
      <text:p text:style-name="P2"/>
      <text:p text:style-name="P2">Glosario</text:p>
      <text:p text:style-name="P2"/>
      <text:p text:style-name="P3">BAT: Lenguaje de scripting que se ejecuta por lotes. BATCH</text:p>
      <text:p text:style-name="P3"/>
      <text:p text:style-name="P4">Algoritmo: conjunto de instrucciones que se ejecuta de principio a fin para resolver un problema concreto.</text:p>
      <text:p text:style-name="P4"/>
      <text:p text:style-name="P5">Lenguaje Binario: Lenguaje basado en ceros y unos, también conocido como lenguaje máquina.</text:p>
      <text:p text:style-name="P5"/>
      <text:p text:style-name="P6">Lenguaje Ensamblador: Lenguaje intermedio que pone etiquetas para convertirlas a ceros y unos.</text:p>
      <text:p text:style-name="P6"/>
      <text:p text:style-name="P7">Lenguajes de alto nivel: Contienen funciones, estructuras de bucles, condiciones …</text:p>
      <text:p text:style-name="P7"/>
      <text:p text:style-name="P7">Programa: Todo programa tiene una entrada de datos pero no tiene por qué tener una salida de datos, puede tener un cambio de estado.</text:p>
      <text:p text:style-name="P7"/>
      <text:p text:style-name="P1">Paradigma: es la forma de programar o de hacer algo.</text:p>
      <text:p text:style-name="P1"/>
      <text:p text:style-name="P8">Secuencia: es cuando se ejecuta una instrucción detrás de otra.</text:p>
      <text:p text:style-name="P8"/>
      <text:p text:style-name="P8">Selección: es cuando tienes un camino u otro.</text:p>
      <text:p text:style-name="P8"/>
      <text:p text:style-name="P8">Iteración: es un bucle hasta que se cumpla una condición que haga que termine.</text:p>
      <text:p text:style-name="P8"/>
      <text:p text:style-name="P9">Librería/Biblioteca: programas de terceros que podemos implementar en nuestro código. </text:p>
      <text:p text:style-name="P9"/>
      <text:p text:style-name="P10"><text:span text:style-name="T1">Contador: </text:span><text:span text:style-name="T2">Es una variable que usamos para almacenar el número de veces que se repite una acción</text:span><text:span text:style-name="T3"> </text:span></text:p>
      <text:p text:style-name="P11"/>
      <text:p text:style-name="P12">Acumulador: <text:span text:style-name="T4">Es una variable que se utiliza para mantener un valor que se irá actualizando conforme se va</text:span><text:span text:style-name="T5">y</text:span><text:span text:style-name="T4">a necesitando</text:span></text:p>
      <text:p text:style-name="P12"/>
      <text:p text:style-name="P13">Parámetro: </text:p>
      <text:p text:style-name="P13"/>
      <text:p text:style-name="P13">Procedimiento: no devuelve un resultado <text:span text:style-name="T6">hasta que lo llames en el código.</text:span></text:p>
      <text:p text:style-name="P13"/>
      <text:p text:style-name="P13">Función: devuelve <text:span text:style-name="T6">siempre</text:span> un resulta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Curier new" svg:font-family="'C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0:51:19.272000000</meta:creation-date>
    <dc:date>2024-10-09T11:09:09.496000000</dc:date>
    <meta:editing-duration>PT2H37M29S</meta:editing-duration>
    <meta:editing-cycles>14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18" meta:word-count="199" meta:character-count="1273" meta:non-whitespace-character-count="1076"/>
  </office:meta>
</office:document-meta>
</file>